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-top="2pt solid #B0063D" fo:border-bottom="2pt solid #B0063D" fo:border-left="none" fo:border-right="thin solid #C0C0C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2pt solid #B0063D" fo:border-bottom="2pt solid #B0063D" fo:border-left="thin solid #C0C0C0" fo:border-right="thin solid #C0C0C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B0063D" fo:border-bottom="2pt solid #B0063D" fo:border-left="thin solid #C0C0C0" fo:border-right="thin solid #C0C0C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B0063D" fo:border-bottom="2pt solid #B0063D" fo:border-left="thin solid #C0C0C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B0063D" fo:border-bottom="thin solid #BEBEBE" fo:border-left="none" fo:border-right="thin solid #BEBEBE" fo:background-color="transparent"/>
    </style:style>
    <style:style style:name="ce9" style:family="table-cell" style:parent-style-name="Komma" style:data-style-name="N36">
      <style:table-cell-properties fo:border-top="2pt solid #B0063D" fo:border-bottom="thin solid #BEBEBE" fo:border-left="thin solid #BEBEBE" fo:border-right="thin solid #BEBEBE" fo:background-color="transparent"/>
    </style:style>
    <style:style style:name="ce10" style:family="table-cell" style:parent-style-name="Komma" style:data-style-name="N37">
      <style:table-cell-properties fo:border-top="2pt solid #B0063D" fo:border-bottom="thin solid #BEBEBE" fo:border-left="thin solid #BEBEBE" fo:border-right="thin solid #BEBEBE" fo:background-color="transparent"/>
    </style:style>
    <style:style style:name="ce11" style:family="table-cell" style:parent-style-name="Komma" style:data-style-name="N36">
      <style:table-cell-properties fo:border-top="2pt solid #B0063D" fo:border-bottom="thin solid #BEBEBE" fo:border-left="thin solid #BEBEBE" fo:border-right="thin solid #BEBEBE" fo:background-color="transparent"/>
      <style:text-properties fo:font-weight="bold" style:font-weight-asian="bold" style:font-weight-complex="bold"/>
    </style:style>
    <style:style style:name="ce12" style:family="table-cell" style:parent-style-name="Komma" style:data-style-name="N37">
      <style:table-cell-properties fo:border-top="2pt solid #B0063D" fo:border-bottom="thin solid #BEBEBE" fo:border-left="thin solid #BEBEBE" fo:border-right="thin solid #BEBEBE" fo:background-color="transparent"/>
      <style:text-properties fo:font-weight="bold" style:font-weight-asian="bold" style:font-weight-complex="bold"/>
    </style:style>
    <style:style style:name="ce13" style:family="table-cell" style:parent-style-name="Komma" style:data-style-name="N37">
      <style:table-cell-properties fo:border-top="2pt solid #B0063D" fo:border-bottom="thin solid #BEBEBE" fo:border-left="thin solid #BEBEBE" fo:border-right="none"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BEBEBE" fo:border-bottom="thin solid #BEBEBE" fo:border-left="none" fo:border-right="thin solid #BEBEBE" fo:background-color="transparent"/>
    </style:style>
    <style:style style:name="ce17" style:family="table-cell" style:parent-style-name="Komma" style:data-style-name="N36">
      <style:table-cell-properties fo:border="thin solid #BEBEBE" fo:background-color="transparent"/>
    </style:style>
    <style:style style:name="ce18" style:family="table-cell" style:parent-style-name="Komma" style:data-style-name="N37">
      <style:table-cell-properties fo:border="thin solid #BEBEBE" fo:background-color="transparent"/>
    </style:style>
    <style:style style:name="ce19" style:family="table-cell" style:parent-style-name="Komma" style:data-style-name="N36">
      <style:table-cell-properties fo:border="thin solid #BEBEBE" fo:background-color="transparent"/>
      <style:text-properties fo:font-weight="bold" style:font-weight-asian="bold" style:font-weight-complex="bold"/>
    </style:style>
    <style:style style:name="ce20" style:family="table-cell" style:parent-style-name="Komma" style:data-style-name="N37">
      <style:table-cell-properties fo:border="thin solid #BEBEBE" fo:background-color="transparent"/>
      <style:text-properties fo:font-weight="bold" style:font-weight-asian="bold" style:font-weight-complex="bold"/>
    </style:style>
    <style:style style:name="ce21" style:family="table-cell" style:parent-style-name="Komma" style:data-style-name="N37">
      <style:table-cell-properties fo:border-top="thin solid #BEBEBE" fo:border-bottom="thin solid #BEBEBE" fo:border-left="thin solid #BEBEBE" fo:border-right="none"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BEBEBE" fo:border-bottom="thin solid #BEBEBE" fo:border-left="none" fo:border-right="thin solid #BEBEBE"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24" style:family="table-cell" style:parent-style-name="Komma" style:data-style-name="N37">
      <style:table-cell-properties fo:border-top="thin solid #BEBEBE" fo:border-bottom="thin solid #BEBEBE" fo:border-left="thin solid #BEBEBE" fo:border-right="none" fo:background-color="transparent"/>
    </style:style>
    <style:style style:name="ce25" style:family="table-cell" style:parent-style-name="Default" style:data-style-name="N0">
      <style:table-cell-properties fo:border-top="thin solid #BEBEBE" fo:border-bottom="none" fo:border-left="none" fo:border-right="thin solid #BEBEBE" fo:background-color="transparent"/>
    </style:style>
    <style:style style:name="ce26" style:family="table-cell" style:parent-style-name="Komma" style:data-style-name="N37">
      <style:table-cell-properties fo:border-top="thin solid #BEBEBE" fo:border-bottom="none" fo:border-left="thin solid #BEBEBE" fo:border-right="thin solid #BEBEBE" fo:background-color="transparent"/>
    </style:style>
    <style:style style:name="ce27" style:family="table-cell" style:parent-style-name="Komma" style:data-style-name="N36">
      <style:table-cell-properties fo:border-top="thin solid #BEBEBE" fo:border-bottom="none" fo:border-left="thin solid #BEBEBE" fo:border-right="thin solid #BEBEBE" fo:background-color="transparent"/>
    </style:style>
    <style:style style:name="ce28" style:family="table-cell" style:parent-style-name="Komma" style:data-style-name="N37">
      <style:table-cell-properties fo:border-top="thin solid #BEBEBE" fo:border-bottom="none" fo:border-left="thin solid #BEBEBE" fo:border-right="none" fo:background-color="transparent"/>
    </style:style>
    <style:style style:name="ce29" style:family="table-cell" style:parent-style-name="Prozent" style:data-style-name="N13">
      <style:table-cell-properties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/>
      <style:text-properties style:font-name="Arial" style:font-name-asian="Arial" style:font-name-complex="Arial"/>
    </style:style>
    <style:style style:name="ce31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32" style:family="table-cell" style:parent-style-name="Komma" style:data-style-name="N37">
      <style:table-cell-properties fo:background-color="transparent"/>
      <style:text-properties style:font-name="Arial" style:font-name-asian="Arial" style:font-name-complex="Arial"/>
    </style:style>
    <style:style style:name="ce33" style:family="table-cell" style:parent-style-name="Prozent" style:data-style-name="N38">
      <style:table-cell-properties fo:background-color="transparent"/>
      <style:text-properties style:font-name="Arial" style:font-name-asian="Arial" style:font-name-complex="Arial"/>
    </style:style>
    <style:style style:name="ce34" style:family="table-cell" style:parent-style-name="Default" style:data-style-name="N3">
      <style:table-cell-properties fo:background-color="transparent"/>
      <style:text-properties style:font-name="Arial" style:font-name-asian="Arial" style:font-name-complex="Arial"/>
    </style:style>
    <style:style style:name="ce35" style:family="table-cell" style:parent-style-name="Komma" style:data-style-name="N39">
      <style:table-cell-properties fo:background-color="transparent"/>
      <style:text-properties style:font-name="Arial" style:font-name-asian="Arial" style:font-name-complex="Arial"/>
    </style:style>
    <style:style style:name="ce36" style:family="table-cell" style:parent-style-name="Default" style:data-style-name="N40">
      <style:table-cell-properties fo:background-color="transparent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B0063D" fo:border-bottom="thin solid #B0063D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25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anz" table:style-name="ta1">
        <table:table-column table:style-name="co1" table:default-cell-style-name="ce30"/>
        <table:table-column table:style-name="co2" table:number-columns-repeated="39" table:default-cell-style-name="ce30"/>
        <table:table-column table:style-name="co3" table:number-columns-repeated="16344" table:default-cell-style-name="ce30"/>
        <table:table-row table:style-name="ro1">
          <table:table-cell office:value-type="string" table:number-columns-spanned="38" table:number-rows-spanned="1" table:style-name="ce37">
            <text:p>Vorläufige Energiebilanz Österreich 2023 – in Terajoule</text:p>
          </table:table-cell>
          <table:covered-table-cell table:number-columns-repeated="37"/>
          <table:table-cell table:number-columns-repeated="3" table:style-name="ce2"/>
          <table:table-cell table:number-columns-repeated="16343" table:style-name="ce1"/>
        </table:table-row>
        <table:table-row table:style-name="ro2">
          <table:table-cell office:value-type="string" table:style-name="ce3">
            <text:p>Bilanzaggregat \ Energieträger</text:p>
            <text:p/>
          </table:table-cell>
          <table:table-cell office:value-type="string" table:style-name="ce4">
            <text:p>Steinkohle</text:p>
          </table:table-cell>
          <table:table-cell office:value-type="string" table:style-name="ce5">
            <text:p>Braunkohle</text:p>
          </table:table-cell>
          <table:table-cell office:value-type="string" table:style-name="ce5">
            <text:p>Koks</text:p>
          </table:table-cell>
          <table:table-cell office:value-type="string" table:style-name="ce5">
            <text:p>Erdöl</text:p>
          </table:table-cell>
          <table:table-cell office:value-type="string" table:style-name="ce5">
            <text:p>Sonst.<text:s/></text:p>
            <text:p>Raffinerie-</text:p>
            <text:p>Einsatz</text:p>
          </table:table-cell>
          <table:table-cell office:value-type="string" table:style-name="ce5">
            <text:p>Benzin</text:p>
          </table:table-cell>
          <table:table-cell office:value-type="string" table:style-name="ce5">
            <text:p>Bioethanol</text:p>
            <text:p>(Beimengung)</text:p>
          </table:table-cell>
          <table:table-cell office:value-type="string" table:style-name="ce5">
            <text:p>Petroleum</text:p>
          </table:table-cell>
          <table:table-cell office:value-type="string" table:style-name="ce5">
            <text:p>Diesel</text:p>
          </table:table-cell>
          <table:table-cell office:value-type="string" table:style-name="ce5">
            <text:p>Biodiesel</text:p>
            <text:p>(Beimengung)</text:p>
          </table:table-cell>
          <table:table-cell office:value-type="string" table:style-name="ce5">
            <text:p>Gasöl<text:s/></text:p>
            <text:p>für<text:s/></text:p>
            <text:p>Heizzwecke</text:p>
          </table:table-cell>
          <table:table-cell office:value-type="string" table:style-name="ce5">
            <text:p>Heizöl</text:p>
          </table:table-cell>
          <table:table-cell office:value-type="string" table:style-name="ce5">
            <text:p>Flüssiggas</text:p>
          </table:table-cell>
          <table:table-cell office:value-type="string" table:style-name="ce5">
            <text:p>Sonst. Prod.<text:s/></text:p>
            <text:p>Erdöl-Verarbeitung</text:p>
          </table:table-cell>
          <table:table-cell office:value-type="string" table:style-name="ce5">
            <text:p>Raffinerie-</text:p>
            <text:p>Restgas</text:p>
          </table:table-cell>
          <table:table-cell office:value-type="string" table:style-name="ce5">
            <text:p>Naturgas</text:p>
          </table:table-cell>
          <table:table-cell office:value-type="string" table:style-name="ce5">
            <text:p>Gichtgas</text:p>
          </table:table-cell>
          <table:table-cell office:value-type="string" table:style-name="ce5">
            <text:p>Kokereigas</text:p>
          </table:table-cell>
          <table:table-cell office:value-type="string" table:style-name="ce5">
            <text:p>Brennbare<text:s/></text:p>
            <text:p>Abfälle</text:p>
          </table:table-cell>
          <table:table-cell office:value-type="string" table:style-name="ce5">
            <text:p>Brennholz</text:p>
          </table:table-cell>
          <table:table-cell office:value-type="string" table:style-name="ce5">
            <text:p>feste Biogene<text:s/></text:p>
            <text:p>Brenn- u.<text:s/></text:p>
            <text:p>Treibstoffe</text:p>
          </table:table-cell>
          <table:table-cell office:value-type="string" table:style-name="ce5">
            <text:p>Biogase</text:p>
          </table:table-cell>
          <table:table-cell office:value-type="string" table:style-name="ce5">
            <text:p>Umgebungs-wärme</text:p>
          </table:table-cell>
          <table:table-cell office:value-type="string" table:style-name="ce5">
            <text:p>Geothermie</text:p>
          </table:table-cell>
          <table:table-cell office:value-type="string" table:style-name="ce5">
            <text:p>Solarthermie</text:p>
          </table:table-cell>
          <table:table-cell office:value-type="string" table:style-name="ce5">
            <text:p>Reaktions-wärme</text:p>
          </table:table-cell>
          <table:table-cell office:value-type="string" table:style-name="ce5">
            <text:p>Fernwärme</text:p>
          </table:table-cell>
          <table:table-cell office:value-type="string" table:style-name="ce5">
            <text:p>Wasserkraft</text:p>
          </table:table-cell>
          <table:table-cell office:value-type="string" table:style-name="ce5">
            <text:p>Windkraft</text:p>
          </table:table-cell>
          <table:table-cell office:value-type="string" table:style-name="ce5">
            <text:p>Fotovoltaik</text:p>
          </table:table-cell>
          <table:table-cell office:value-type="string" table:style-name="ce5">
            <text:p>Elektrische<text:s/></text:p>
            <text:p>Energie</text:p>
          </table:table-cell>
          <table:table-cell office:value-type="string" table:style-name="ce5">
            <text:p>Kohle</text:p>
          </table:table-cell>
          <table:table-cell office:value-type="string" table:style-name="ce5">
            <text:p>Öl<text:s/></text:p>
          </table:table-cell>
          <table:table-cell office:value-type="string" table:style-name="ce5">
            <text:p>Gas</text:p>
          </table:table-cell>
          <table:table-cell office:value-type="string" table:style-name="ce5">
            <text:p>Erneuerbare</text:p>
          </table:table-cell>
          <table:table-cell office:value-type="string" table:style-name="ce5">
            <text:p>Brennbare<text:s/></text:p>
            <text:p>Abfälle</text:p>
          </table:table-cell>
          <table:table-cell office:value-type="string" table:style-name="ce6">
            <text:p>Insgesamt</text:p>
          </table:table-cell>
          <table:table-cell table:number-columns-repeated="16346" table:style-name="ce7"/>
        </table:table-row>
        <table:table-row table:style-name="ro3">
          <table:table-cell office:value-type="string" table:style-name="ce8">
            <text:p>Inländische Erzeugung von Rohenergie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9804.617500000004" table:style-name="ce10">
            <text:p>19 80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9864.447308249572" table:style-name="ce10">
            <text:p>19 864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28341.403623317885" table:style-name="ce10">
            <text:p>28 341<text:s/></text:p>
          </table:table-cell>
          <table:table-cell office:value-type="float" office:value="49654.069837782852" table:style-name="ce10">
            <text:p>49 654<text:s/></text:p>
          </table:table-cell>
          <table:table-cell office:value-type="float" office:value="189345.50578731639" table:style-name="ce10">
            <text:p>189 346<text:s/></text:p>
          </table:table-cell>
          <table:table-cell office:value-type="float" office:value="14523.875723749808" table:style-name="ce10">
            <text:p>14 524<text:s/></text:p>
          </table:table-cell>
          <table:table-cell office:value-type="float" office:value="23797.633723337687" table:style-name="ce10">
            <text:p>23 798<text:s/></text:p>
          </table:table-cell>
          <table:table-cell office:value-type="float" office:value="986.55268941139013" table:style-name="ce10">
            <text:p>987<text:s/></text:p>
          </table:table-cell>
          <table:table-cell office:value-type="float" office:value="6770.4354055446729" table:style-name="ce10">
            <text:p>6 770<text:s/></text:p>
          </table:table-cell>
          <table:table-cell office:value-type="float" office:value="54.893869800000004" table:style-name="ce10">
            <text:p>55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146421.49263617067" table:style-name="ce10">
            <text:p>146 421<text:s/></text:p>
          </table:table-cell>
          <table:table-cell office:value-type="float" office:value="28932.137728929178" table:style-name="ce10">
            <text:p>28 932<text:s/></text:p>
          </table:table-cell>
          <table:table-cell office:value-type="float" office:value="21930.13566" table:style-name="ce10">
            <text:p>21 930<text:s/></text:p>
          </table:table-cell>
          <table:table-cell office:value-type="float" office:value="0" table:style-name="ce9">
            <text:p><text:s/>-<text:s/></text:p>
          </table:table-cell>
          <table:table-cell office:value-type="float" office:value="0" table:style-name="ce11">
            <text:p><text:s/>-<text:s/></text:p>
          </table:table-cell>
          <table:table-cell office:value-type="float" office:value="19804.617500000004" table:style-name="ce12">
            <text:p>19 805<text:s/></text:p>
          </table:table-cell>
          <table:table-cell office:value-type="float" office:value="19864.447308249572" table:style-name="ce12">
            <text:p>19 864<text:s/></text:p>
          </table:table-cell>
          <table:table-cell office:value-type="float" office:value="482416.73306204262" table:style-name="ce12">
            <text:p>482 417<text:s/></text:p>
          </table:table-cell>
          <table:table-cell office:value-type="float" office:value="28341.403623317885" table:style-name="ce12">
            <text:p>28 341<text:s/></text:p>
          </table:table-cell>
          <table:table-cell office:value-type="float" office:value="550427.20149361005" table:style-name="ce13">
            <text:p>550 427<text:s/></text:p>
          </table:table-cell>
          <table:table-cell table:number-columns-repeated="3" table:style-name="ce14"/>
          <table:table-cell table:number-columns-repeated="16343" table:style-name="ce15"/>
        </table:table-row>
        <table:table-row table:style-name="ro3">
          <table:table-cell office:value-type="string" table:style-name="ce16">
            <text:p>Produktvertragung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1921.451529999998" table:style-name="ce18">
            <text:p>21 921<text:s/></text:p>
          </table:table-cell>
          <table:table-cell office:value-type="float" office:value="-4388.0352800000001" table:style-name="ce18">
            <text:p>-4 388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-1098.7491" table:style-name="ce18">
            <text:p>-1 099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-3987.04747" table:style-name="ce18">
            <text:p>-3 987<text:s/></text:p>
          </table:table-cell>
          <table:table-cell office:value-type="float" office:value="-12390.64048" table:style-name="ce18">
            <text:p>-12 391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-56.979199999999999" table:style-name="ce18">
            <text:p>-57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-2.0534685063466895E-12" table:style-name="ce20">
            <text:p>-0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-2.0534685063466895E-12" table:style-name="ce21">
            <text:p>-0<text:s/></text:p>
          </table:table-cell>
          <table:table-cell table:number-columns-repeated="3" table:style-name="ce14"/>
          <table:table-cell table:number-columns-repeated="16343" table:style-name="ce15"/>
        </table:table-row>
        <table:table-row table:style-name="ro3">
          <table:table-cell office:value-type="string" table:style-name="ce16">
            <text:p>Importe von Roh- und abgeleiteter Energie</text:p>
          </table:table-cell>
          <table:table-cell office:value-type="float" office:value="74475.242810322248" table:style-name="ce18">
            <text:p>74 475<text:s/></text:p>
          </table:table-cell>
          <table:table-cell office:value-type="float" office:value="1106.7270058744959" table:style-name="ce18">
            <text:p>1 107<text:s/></text:p>
          </table:table-cell>
          <table:table-cell office:value-type="float" office:value="29591.957753330666" table:style-name="ce18">
            <text:p>29 592<text:s/></text:p>
          </table:table-cell>
          <table:table-cell office:value-type="float" office:value="321630.565" table:style-name="ce18">
            <text:p>321 631<text:s/></text:p>
          </table:table-cell>
          <table:table-cell office:value-type="float" office:value="4026.7529433778936" table:style-name="ce18">
            <text:p>4 027<text:s/></text:p>
          </table:table-cell>
          <table:table-cell office:value-type="float" office:value="28474.897884974998" table:style-name="ce18">
            <text:p>28 475<text:s/></text:p>
          </table:table-cell>
          <table:table-cell office:value-type="float" office:value="984.87697500000002" table:style-name="ce18">
            <text:p>985<text:s/></text:p>
          </table:table-cell>
          <table:table-cell office:value-type="float" office:value="5626.8594999999996" table:style-name="ce18">
            <text:p>5 627<text:s/></text:p>
          </table:table-cell>
          <table:table-cell office:value-type="float" office:value="153228.46195940001" table:style-name="ce18">
            <text:p>153 228<text:s/></text:p>
          </table:table-cell>
          <table:table-cell office:value-type="float" office:value="7250.4970599999997" table:style-name="ce18">
            <text:p>7 250<text:s/></text:p>
          </table:table-cell>
          <table:table-cell office:value-type="float" office:value="25546.925019999999" table:style-name="ce18">
            <text:p>25 547<text:s/></text:p>
          </table:table-cell>
          <table:table-cell office:value-type="float" office:value="90.735519999999994" table:style-name="ce18">
            <text:p>91<text:s/></text:p>
          </table:table-cell>
          <table:table-cell office:value-type="float" office:value="3025.7948399999996" table:style-name="ce18">
            <text:p>3 026<text:s/></text:p>
          </table:table-cell>
          <table:table-cell office:value-type="float" office:value="14221.942550522481" table:style-name="ce18">
            <text:p>14 222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50720.97194597663" table:style-name="ce18">
            <text:p>250 721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3182.7950220000002" table:style-name="ce18">
            <text:p>3 183<text:s/></text:p>
          </table:table-cell>
          <table:table-cell office:value-type="float" office:value="15436.922265600002" table:style-name="ce18">
            <text:p>15 437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77581.225850400006" table:style-name="ce18">
            <text:p>77 581<text:s/></text:p>
          </table:table-cell>
          <table:table-cell office:value-type="float" office:value="105173.92756952741" table:style-name="ce20">
            <text:p>105 174<text:s/></text:p>
          </table:table-cell>
          <table:table-cell office:value-type="float" office:value="555872.93521827541" table:style-name="ce20">
            <text:p>555 873<text:s/></text:p>
          </table:table-cell>
          <table:table-cell office:value-type="float" office:value="250720.97194597663" table:style-name="ce20">
            <text:p>250 721<text:s/></text:p>
          </table:table-cell>
          <table:table-cell office:value-type="float" office:value="26855.091322600005" table:style-name="ce20">
            <text:p>26 855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1016204.1519067794" table:style-name="ce21">
            <text:p>1 016 204<text:s/></text:p>
          </table:table-cell>
          <table:table-cell table:number-columns-repeated="3" table:style-name="ce14"/>
          <table:table-cell table:number-columns-repeated="16343" table:style-name="ce15"/>
        </table:table-row>
        <table:table-row table:style-name="ro3">
          <table:table-cell office:value-type="string" table:style-name="ce16">
            <text:p>Lagerveränderung<text:span text:style-name="T1">1</text:span></text:p>
          </table:table-cell>
          <table:table-cell office:value-type="float" office:value="-2730.5041879858109" table:style-name="ce18">
            <text:p>-2 731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719.9499302395825" table:style-name="ce18">
            <text:p>720<text:s/></text:p>
          </table:table-cell>
          <table:table-cell office:value-type="float" office:value="-96.007500000000007" table:style-name="ce18">
            <text:p>-96<text:s/></text:p>
          </table:table-cell>
          <table:table-cell office:value-type="float" office:value="-2708.0398378822706" table:style-name="ce18">
            <text:p>-2 708<text:s/></text:p>
          </table:table-cell>
          <table:table-cell office:value-type="float" office:value="1423.4643357999998" table:style-name="ce18">
            <text:p>1 423<text:s/></text:p>
          </table:table-cell>
          <table:table-cell office:value-type="float" office:value="50.331600000000002" table:style-name="ce18">
            <text:p>50<text:s/></text:p>
          </table:table-cell>
          <table:table-cell office:value-type="float" office:value="651.8368999999999" table:style-name="ce18">
            <text:p>652<text:s/></text:p>
          </table:table-cell>
          <table:table-cell office:value-type="float" office:value="-256.55034999999998" table:style-name="ce18">
            <text:p>-257<text:s/></text:p>
          </table:table-cell>
          <table:table-cell office:value-type="float" office:value="-16.872" table:style-name="ce18">
            <text:p>-17<text:s/></text:p>
          </table:table-cell>
          <table:table-cell office:value-type="float" office:value="-1719.1434299999999" table:style-name="ce18">
            <text:p>-1 719<text:s/></text:p>
          </table:table-cell>
          <table:table-cell office:value-type="float" office:value="178.55203999999966" table:style-name="ce18">
            <text:p>179<text:s/></text:p>
          </table:table-cell>
          <table:table-cell office:value-type="float" office:value="196.93239999999997" table:style-name="ce18">
            <text:p>197<text:s/></text:p>
          </table:table-cell>
          <table:table-cell office:value-type="float" office:value="388.67394987402037" table:style-name="ce18">
            <text:p>389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-23863.892337525449" table:style-name="ce18">
            <text:p>-23 864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9.993826335999813" table:style-name="ce18">
            <text:p>30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-2010.5542577462284" table:style-name="ce20">
            <text:p>-2 011<text:s/></text:p>
          </table:table-cell>
          <table:table-cell office:value-type="float" office:value="-1940.2814922082507" table:style-name="ce20">
            <text:p>-1 940<text:s/></text:p>
          </table:table-cell>
          <table:table-cell office:value-type="float" office:value="-23863.892337525449" table:style-name="ce20">
            <text:p>-23 864<text:s/></text:p>
          </table:table-cell>
          <table:table-cell office:value-type="float" office:value="63.453426335999822" table:style-name="ce20">
            <text:p>63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-27751.274661143929" table:style-name="ce21">
            <text:p>-27 751<text:s/></text:p>
          </table:table-cell>
          <table:table-cell table:number-columns-repeated="3" table:style-name="ce14"/>
          <table:table-cell table:number-columns-repeated="16343" table:style-name="ce15"/>
        </table:table-row>
        <table:table-row table:style-name="ro3">
          <table:table-cell office:value-type="string" table:style-name="ce16">
            <text:p>Exporte von Roh- und abgeleiteter Energie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980.8459351901447" table:style-name="ce18">
            <text:p>2 981<text:s/></text:p>
          </table:table-cell>
          <table:table-cell office:value-type="float" office:value="27820.9991013" table:style-name="ce18">
            <text:p>27 821<text:s/></text:p>
          </table:table-cell>
          <table:table-cell office:value-type="float" office:value="752.65830000000005" table:style-name="ce18">
            <text:p>753<text:s/></text:p>
          </table:table-cell>
          <table:table-cell office:value-type="float" office:value="19.532149999999998" table:style-name="ce18">
            <text:p>20<text:s/></text:p>
          </table:table-cell>
          <table:table-cell office:value-type="float" office:value="36588.952883699996" table:style-name="ce18">
            <text:p>36 589<text:s/></text:p>
          </table:table-cell>
          <table:table-cell office:value-type="float" office:value="2404.96263" table:style-name="ce18">
            <text:p>2 405<text:s/></text:p>
          </table:table-cell>
          <table:table-cell office:value-type="float" office:value="453.56345999999996" table:style-name="ce18">
            <text:p>454<text:s/></text:p>
          </table:table-cell>
          <table:table-cell office:value-type="float" office:value="16347.421439999998" table:style-name="ce18">
            <text:p>16 347<text:s/></text:p>
          </table:table-cell>
          <table:table-cell office:value-type="float" office:value="3884.0880399999996" table:style-name="ce18">
            <text:p>3 884<text:s/></text:p>
          </table:table-cell>
          <table:table-cell office:value-type="float" office:value="10734.063860662454" table:style-name="ce18">
            <text:p>10 734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50.62327500000001" table:style-name="ce18">
            <text:p>151<text:s/></text:p>
          </table:table-cell>
          <table:table-cell office:value-type="float" office:value="26868.060059599993" table:style-name="ce18">
            <text:p>26 868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77839.129169999986" table:style-name="ce18">
            <text:p>77 839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98829.466870852601" table:style-name="ce20">
            <text:p>98 829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30176.304264599996" table:style-name="ce20">
            <text:p>30 176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206844.90030545258" table:style-name="ce21">
            <text:p>206 845<text:s/></text:p>
          </table:table-cell>
          <table:table-cell table:number-columns-repeated="3" table:style-name="ce14"/>
          <table:table-cell table:number-columns-repeated="16343" table:style-name="ce15"/>
        </table:table-row>
        <table:table-row table:style-name="ro3">
          <table:table-cell office:value-type="string" table:style-name="ce22">
            <text:p>Bruttoinlandsverbrauch</text:p>
          </table:table-cell>
          <table:table-cell office:value-type="float" office:value="71744.738622336445" table:style-name="ce20">
            <text:p>71 745<text:s/></text:p>
          </table:table-cell>
          <table:table-cell office:value-type="float" office:value="1106.7270058744959" table:style-name="ce20">
            <text:p>1 107<text:s/></text:p>
          </table:table-cell>
          <table:table-cell office:value-type="float" office:value="30311.907683570247" table:style-name="ce20">
            <text:p>30 312<text:s/></text:p>
          </table:table-cell>
          <table:table-cell office:value-type="float" office:value="341339.17499999999" table:style-name="ce20">
            <text:p>341 339<text:s/></text:p>
          </table:table-cell>
          <table:table-cell office:value-type="float" office:value="20259.318700305477" table:style-name="ce20">
            <text:p>20 259<text:s/></text:p>
          </table:table-cell>
          <table:table-cell office:value-type="float" office:value="-2310.6721605250023" table:style-name="ce20">
            <text:p>-2 311<text:s/></text:p>
          </table:table-cell>
          <table:table-cell office:value-type="float" office:value="282.55027500000006" table:style-name="ce20">
            <text:p>283<text:s/></text:p>
          </table:table-cell>
          <table:table-cell office:value-type="float" office:value="5160.4151499999998" table:style-name="ce20">
            <text:p>5 160<text:s/></text:p>
          </table:table-cell>
          <table:table-cell office:value-type="float" office:value="116382.95872570001" table:style-name="ce20">
            <text:p>116 383<text:s/></text:p>
          </table:table-cell>
          <table:table-cell office:value-type="float" office:value="4828.6624299999994" table:style-name="ce20">
            <text:p>4 829<text:s/></text:p>
          </table:table-cell>
          <table:table-cell office:value-type="float" office:value="19387.170659999996" table:style-name="ce20">
            <text:p>19 387<text:s/></text:p>
          </table:table-cell>
          <table:table-cell office:value-type="float" office:value="-28468.774359999996" table:style-name="ce20">
            <text:p>-28 469<text:s/></text:p>
          </table:table-cell>
          <table:table-cell office:value-type="float" office:value="-661.36079999999993" table:style-name="ce20">
            <text:p>-661<text:s/></text:p>
          </table:table-cell>
          <table:table-cell office:value-type="float" office:value="3819.5734397340475" table:style-name="ce20">
            <text:p>3 820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246721.52691670076" table:style-name="ce20">
            <text:p>246 722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28341.403623317885" table:style-name="ce20">
            <text:p>28 341<text:s/></text:p>
          </table:table-cell>
          <table:table-cell office:value-type="float" office:value="52686.241584782852" table:style-name="ce20">
            <text:p>52 686<text:s/></text:p>
          </table:table-cell>
          <table:table-cell office:value-type="float" office:value="177944.3618196524" table:style-name="ce20">
            <text:p>177 944<text:s/></text:p>
          </table:table-cell>
          <table:table-cell office:value-type="float" office:value="14523.875723749808" table:style-name="ce20">
            <text:p>14 524<text:s/></text:p>
          </table:table-cell>
          <table:table-cell office:value-type="float" office:value="23797.633723337687" table:style-name="ce20">
            <text:p>23 798<text:s/></text:p>
          </table:table-cell>
          <table:table-cell office:value-type="float" office:value="986.55268941139013" table:style-name="ce20">
            <text:p>987<text:s/></text:p>
          </table:table-cell>
          <table:table-cell office:value-type="float" office:value="6770.4354055446729" table:style-name="ce20">
            <text:p>6 770<text:s/></text:p>
          </table:table-cell>
          <table:table-cell office:value-type="float" office:value="54.893869800000004" table:style-name="ce20">
            <text:p>55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146421.49263617067" table:style-name="ce20">
            <text:p>146 421<text:s/></text:p>
          </table:table-cell>
          <table:table-cell office:value-type="float" office:value="28932.137728929178" table:style-name="ce20">
            <text:p>28 932<text:s/></text:p>
          </table:table-cell>
          <table:table-cell office:value-type="float" office:value="21930.13566" table:style-name="ce20">
            <text:p>21 930<text:s/></text:p>
          </table:table-cell>
          <table:table-cell office:value-type="float" office:value="-257.90331959998002" table:style-name="ce20">
            <text:p>-258<text:s/></text:p>
          </table:table-cell>
          <table:table-cell office:value-type="float" office:value="103163.37331178118" table:style-name="ce20">
            <text:p>103 163<text:s/></text:p>
          </table:table-cell>
          <table:table-cell office:value-type="float" office:value="474907.80435521458" table:style-name="ce20">
            <text:p>474 908<text:s/></text:p>
          </table:table-cell>
          <table:table-cell office:value-type="float" office:value="246721.52691670076" table:style-name="ce20">
            <text:p>246 722<text:s/></text:p>
          </table:table-cell>
          <table:table-cell office:value-type="float" office:value="479158.97354637866" table:style-name="ce20">
            <text:p>479 159<text:s/></text:p>
          </table:table-cell>
          <table:table-cell office:value-type="float" office:value="28341.403623317885" table:style-name="ce20">
            <text:p>28 341<text:s/></text:p>
          </table:table-cell>
          <table:table-cell office:value-type="float" office:value="1332035.1784337929" table:style-name="ce21">
            <text:p>1 332 035<text:s/></text:p>
          </table:table-cell>
          <table:table-cell table:number-columns-repeated="3" table:style-name="ce14"/>
          <table:table-cell table:number-columns-repeated="16343" table:style-name="ce23"/>
        </table:table-row>
        <table:table-row table:style-name="ro3">
          <table:table-cell office:value-type="string" table:style-name="ce16">
            <text:p>Umwandlungseinsatz</text:p>
          </table:table-cell>
          <table:table-cell office:value-type="float" office:value="51760.765613423348" table:style-name="ce18">
            <text:p>51 761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30847.7838246055" table:style-name="ce18">
            <text:p>30 848<text:s/></text:p>
          </table:table-cell>
          <table:table-cell office:value-type="float" office:value="341339.17500000005" table:style-name="ce18">
            <text:p>341 339<text:s/></text:p>
          </table:table-cell>
          <table:table-cell office:value-type="float" office:value="21648.413116754022" table:style-name="ce18">
            <text:p>21 648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014.6821592095324" table:style-name="ce18">
            <text:p>1 015<text:s/></text:p>
          </table:table-cell>
          <table:table-cell office:value-type="float" office:value="6490.6431790735915" table:style-name="ce18">
            <text:p>6 491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128.8862649688683" table:style-name="ce18">
            <text:p>1 129<text:s/></text:p>
          </table:table-cell>
          <table:table-cell office:value-type="float" office:value="81962.01708074192" table:style-name="ce18">
            <text:p>81 962<text:s/></text:p>
          </table:table-cell>
          <table:table-cell office:value-type="float" office:value="15276.342849662091" table:style-name="ce18">
            <text:p>15 276<text:s/></text:p>
          </table:table-cell>
          <table:table-cell office:value-type="float" office:value="2452.1968039098451" table:style-name="ce18">
            <text:p>2 452<text:s/></text:p>
          </table:table-cell>
          <table:table-cell office:value-type="float" office:value="15951.037728173589" table:style-name="ce18">
            <text:p>15 951<text:s/></text:p>
          </table:table-cell>
          <table:table-cell office:value-type="float" office:value="76.247174999999999" table:style-name="ce18">
            <text:p>76<text:s/></text:p>
          </table:table-cell>
          <table:table-cell office:value-type="float" office:value="89241.566637219526" table:style-name="ce18">
            <text:p>89 242<text:s/></text:p>
          </table:table-cell>
          <table:table-cell office:value-type="float" office:value="12736.780832462795" table:style-name="ce18">
            <text:p>12 737<text:s/></text:p>
          </table:table-cell>
          <table:table-cell office:value-type="float" office:value="345.51497350331999" table:style-name="ce18">
            <text:p>346<text:s/></text:p>
          </table:table-cell>
          <table:table-cell office:value-type="float" office:value="521.23922769433818" table:style-name="ce18">
            <text:p>521<text:s/></text:p>
          </table:table-cell>
          <table:table-cell office:value-type="float" office:value="94.758351246466248" table:style-name="ce18">
            <text:p>95<text:s/></text:p>
          </table:table-cell>
          <table:table-cell office:value-type="float" office:value="54.893869800000004" table:style-name="ce18">
            <text:p>55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46421.49263617067" table:style-name="ce18">
            <text:p>146 421<text:s/></text:p>
          </table:table-cell>
          <table:table-cell office:value-type="float" office:value="28932.137728929178" table:style-name="ce18">
            <text:p>28 932<text:s/></text:p>
          </table:table-cell>
          <table:table-cell office:value-type="float" office:value="21930.13566" table:style-name="ce18">
            <text:p>21 930<text:s/></text:p>
          </table:table-cell>
          <table:table-cell office:value-type="float" office:value="29.152799999999999" table:style-name="ce18">
            <text:p>29<text:s/></text:p>
          </table:table-cell>
          <table:table-cell office:value-type="float" office:value="100337.08909160078" table:style-name="ce18">
            <text:p>100 337<text:s/></text:p>
          </table:table-cell>
          <table:table-cell office:value-type="float" office:value="371621.79972000606" table:style-name="ce18">
            <text:p>371 622<text:s/></text:p>
          </table:table-cell>
          <table:table-cell office:value-type="float" office:value="81962.01708074192" table:style-name="ce18">
            <text:p>81 962<text:s/></text:p>
          </table:table-cell>
          <table:table-cell office:value-type="float" office:value="300354.7670920263" table:style-name="ce18">
            <text:p>300 355<text:s/></text:p>
          </table:table-cell>
          <table:table-cell office:value-type="float" office:value="15951.037728173589" table:style-name="ce18">
            <text:p>15 951<text:s/></text:p>
          </table:table-cell>
          <table:table-cell office:value-type="float" office:value="870255.86351254873" table:style-name="ce24">
            <text:p>870 256<text:s/></text:p>
          </table:table-cell>
          <table:table-cell table:number-columns-repeated="3" table:style-name="ce14"/>
          <table:table-cell table:number-columns-repeated="16343" table:style-name="ce15"/>
        </table:table-row>
        <table:table-row table:style-name="ro3">
          <table:table-cell office:value-type="string" table:style-name="ce16">
            <text:p>Umwandlungsausstoß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36719.246590456503" table:style-name="ce18">
            <text:p>36 719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387.0107477632964" table:style-name="ce18">
            <text:p>2 387<text:s/></text:p>
          </table:table-cell>
          <table:table-cell office:value-type="float" office:value="67382.723530000003" table:style-name="ce18">
            <text:p>67 383<text:s/></text:p>
          </table:table-cell>
          <table:table-cell office:value-type="float" office:value="3897.5218596000004" table:style-name="ce18">
            <text:p>3 898<text:s/></text:p>
          </table:table-cell>
          <table:table-cell office:value-type="float" office:value="31767.542649999999" table:style-name="ce18">
            <text:p>31 768<text:s/></text:p>
          </table:table-cell>
          <table:table-cell office:value-type="float" office:value="112498.54765700521" table:style-name="ce18">
            <text:p>112 499<text:s/></text:p>
          </table:table-cell>
          <table:table-cell office:value-type="float" office:value="10615.363837876002" table:style-name="ce18">
            <text:p>10 615<text:s/></text:p>
          </table:table-cell>
          <table:table-cell office:value-type="float" office:value="15992.16706" table:style-name="ce18">
            <text:p>15 992<text:s/></text:p>
          </table:table-cell>
          <table:table-cell office:value-type="float" office:value="42260.043399999995" table:style-name="ce18">
            <text:p>42 260<text:s/></text:p>
          </table:table-cell>
          <table:table-cell office:value-type="float" office:value="6368.2034799999992" table:style-name="ce18">
            <text:p>6 368<text:s/></text:p>
          </table:table-cell>
          <table:table-cell office:value-type="float" office:value="56918.762039947309" table:style-name="ce18">
            <text:p>56 919<text:s/></text:p>
          </table:table-cell>
          <table:table-cell office:value-type="float" office:value="14002.418283779998" table:style-name="ce18">
            <text:p>14 002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30312.509044740946" table:style-name="ce18">
            <text:p>30 313<text:s/></text:p>
          </table:table-cell>
          <table:table-cell office:value-type="float" office:value="9888.4625540532106" table:style-name="ce18">
            <text:p>9 888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30.498870000000004" table:style-name="ce18">
            <text:p>30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79054.302178539525" table:style-name="ce18">
            <text:p>79 054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53084.09488732001" table:style-name="ce18">
            <text:p>253 084<text:s/></text:p>
          </table:table-cell>
          <table:table-cell office:value-type="float" office:value="76920.218189250663" table:style-name="ce18">
            <text:p>76 920<text:s/></text:p>
          </table:table-cell>
          <table:table-cell office:value-type="float" office:value="349577.41884849581" table:style-name="ce18">
            <text:p>349 577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4543.384567476003" table:style-name="ce18">
            <text:p>14 543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773179.41867108201" table:style-name="ce24">
            <text:p>773 179<text:s/></text:p>
          </table:table-cell>
          <table:table-cell table:number-columns-repeated="3" table:style-name="ce14"/>
          <table:table-cell table:number-columns-repeated="16343" table:style-name="ce15"/>
        </table:table-row>
        <table:table-row table:style-name="ro3">
          <table:table-cell office:value-type="string" table:style-name="ce16">
            <text:p>Verbrauch des Sektors Energie<text:span text:style-name="T1">2</text:span></text:p>
          </table:table-cell>
          <table:table-cell office:value-type="float" office:value="18641.337827498319" table:style-name="ce18">
            <text:p>18 641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7071.915432897942" table:style-name="ce18">
            <text:p>27 072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411.30293131969199" table:style-name="ce18">
            <text:p>411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5.46462" table:style-name="ce18">
            <text:p>5<text:s/></text:p>
          </table:table-cell>
          <table:table-cell office:value-type="float" office:value="6697.6161084739833" table:style-name="ce18">
            <text:p>6 698<text:s/></text:p>
          </table:table-cell>
          <table:table-cell office:value-type="float" office:value="1843.9237199999998" table:style-name="ce18">
            <text:p>1 844<text:s/></text:p>
          </table:table-cell>
          <table:table-cell office:value-type="float" office:value="1662.4317109488004" table:style-name="ce18">
            <text:p>1 662<text:s/></text:p>
          </table:table-cell>
          <table:table-cell office:value-type="float" office:value="12873.532018811129" table:style-name="ce18">
            <text:p>12 874<text:s/></text:p>
          </table:table-cell>
          <table:table-cell office:value-type="float" office:value="7739.7011593128809" table:style-name="ce18">
            <text:p>7 740<text:s/></text:p>
          </table:table-cell>
          <table:table-cell office:value-type="float" office:value="14085.302953583598" table:style-name="ce18">
            <text:p>14 085<text:s/></text:p>
          </table:table-cell>
          <table:table-cell office:value-type="float" office:value="4000.8449509753787" table:style-name="ce18">
            <text:p>4 001<text:s/></text:p>
          </table:table-cell>
          <table:table-cell office:value-type="float" office:value="1786.5385558019998" table:style-name="ce18">
            <text:p>1 787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.3276" table:style-name="ce17">
            <text:p><text:s/>0,33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1128.770881661159" table:style-name="ce18">
            <text:p>11 129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32922.903800760439" table:style-name="ce18">
            <text:p>32 923<text:s/></text:p>
          </table:table-cell>
          <table:table-cell office:value-type="float" office:value="63799.401164955234" table:style-name="ce18">
            <text:p>63 799<text:s/></text:p>
          </table:table-cell>
          <table:table-cell office:value-type="float" office:value="23494.271109553603" table:style-name="ce18">
            <text:p>23 494<text:s/></text:p>
          </table:table-cell>
          <table:table-cell office:value-type="float" office:value="7739.7011593128809" table:style-name="ce18">
            <text:p>7 740<text:s/></text:p>
          </table:table-cell>
          <table:table-cell office:value-type="float" office:value="0.3276" table:style-name="ce18">
            <text:p>0<text:s/></text:p>
          </table:table-cell>
          <table:table-cell office:value-type="float" office:value="1786.5385558019998" table:style-name="ce18">
            <text:p>1 787<text:s/></text:p>
          </table:table-cell>
          <table:table-cell office:value-type="float" office:value="140871.91427204534" table:style-name="ce24">
            <text:p>140 872<text:s/></text:p>
          </table:table-cell>
          <table:table-cell table:number-columns-repeated="3" table:style-name="ce14"/>
          <table:table-cell table:number-columns-repeated="16343" table:style-name="ce15"/>
        </table:table-row>
        <table:table-row table:style-name="ro3">
          <table:table-cell office:value-type="string" table:style-name="ce16">
            <text:p>Nichtenergetischer Verbrauch</text:p>
          </table:table-cell>
          <table:table-cell office:value-type="float" office:value="36.748470000000005" table:style-name="ce18">
            <text:p>37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015.6091647863212" table:style-name="ce18">
            <text:p>1 016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586.61339999506106" table:style-name="ce18">
            <text:p>587<text:s/></text:p>
          </table:table-cell>
          <table:table-cell office:value-type="float" office:value="85.441412700000001" table:style-name="ce18">
            <text:p>85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5.229699999999866" table:style-name="ce18">
            <text:p>25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450.3511604620482" table:style-name="ce18">
            <text:p>450<text:s/></text:p>
          </table:table-cell>
          <table:table-cell office:value-type="float" office:value="57168.690997659076" table:style-name="ce18">
            <text:p>57 169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2521.963019583498" table:style-name="ce18">
            <text:p>12 522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57.51324089271648" table:style-name="ce18">
            <text:p>158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052.3576347863213" table:style-name="ce18">
            <text:p>1 052<text:s/></text:p>
          </table:table-cell>
          <table:table-cell office:value-type="float" office:value="58316.326670816183" table:style-name="ce18">
            <text:p>58 316<text:s/></text:p>
          </table:table-cell>
          <table:table-cell office:value-type="float" office:value="12521.963019583498" table:style-name="ce18">
            <text:p>12 522<text:s/></text:p>
          </table:table-cell>
          <table:table-cell office:value-type="float" office:value="157.51324089271648" table:style-name="ce18">
            <text:p>158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72048.160566078717" table:style-name="ce24">
            <text:p>72 048<text:s/></text:p>
          </table:table-cell>
          <table:table-cell table:number-columns-repeated="3" table:style-name="ce14"/>
          <table:table-cell table:number-columns-repeated="16343" table:style-name="ce15"/>
        </table:table-row>
        <table:table-row table:style-name="ro3">
          <table:table-cell office:value-type="string" table:style-name="ce22">
            <text:p>Energetischer Endverbrauch</text:p>
          </table:table-cell>
          <table:table-cell office:value-type="float" office:value="1305.8867114147783" table:style-name="ce20">
            <text:p>1 306<text:s/></text:p>
          </table:table-cell>
          <table:table-cell office:value-type="float" office:value="1106.7270058744959" table:style-name="ce20">
            <text:p>1 107<text:s/></text:p>
          </table:table-cell>
          <table:table-cell office:value-type="float" office:value="8095.8458517369872" table:style-name="ce20">
            <text:p>8 096<text:s/></text:p>
          </table:table-cell>
          <table:table-cell office:value-type="float" office:value="-5.8207660913467407E-11" table:style-name="ce20">
            <text:p>-0<text:s/></text:p>
          </table:table-cell>
          <table:table-cell office:value-type="float" office:value="-1.1368683772161603E-12" table:style-name="ce20">
            <text:p>-0<text:s/></text:p>
          </table:table-cell>
          <table:table-cell office:value-type="float" office:value="64986.609956774999" table:style-name="ce20">
            <text:p>64 987<text:s/></text:p>
          </table:table-cell>
          <table:table-cell office:value-type="float" office:value="4180.0721346000009" table:style-name="ce20">
            <text:p>4 180<text:s/></text:p>
          </table:table-cell>
          <table:table-cell office:value-type="float" office:value="36902.728099999993" table:style-name="ce20">
            <text:p>36 903<text:s/></text:p>
          </table:table-cell>
          <table:table-cell office:value-type="float" office:value="228881.50638270524" table:style-name="ce20">
            <text:p>228 882<text:s/></text:p>
          </table:table-cell>
          <table:table-cell office:value-type="float" office:value="15444.026267876001" table:style-name="ce20">
            <text:p>15 444<text:s/></text:p>
          </table:table-cell>
          <table:table-cell office:value-type="float" office:value="34359.19094079046" table:style-name="ce20">
            <text:p>34 359<text:s/></text:p>
          </table:table-cell>
          <table:table-cell office:value-type="float" office:value="603.0097524524208" table:style-name="ce20">
            <text:p>603<text:s/></text:p>
          </table:table-cell>
          <table:table-cell office:value-type="float" office:value="3412.5677995379519" table:style-name="ce20">
            <text:p>3 413<text:s/></text:p>
          </table:table-cell>
          <table:table-cell office:value-type="float" office:value="1907.2127710734785" table:style-name="ce20">
            <text:p>1 907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144497.84565706245" table:style-name="ce20">
            <text:p>144 498<text:s/></text:p>
          </table:table-cell>
          <table:table-cell office:value-type="float" office:value="950.86324149525717" table:style-name="ce20">
            <text:p>951<text:s/></text:p>
          </table:table-cell>
          <table:table-cell office:value-type="float" office:value="3435.4207991679873" table:style-name="ce20">
            <text:p>3 435<text:s/></text:p>
          </table:table-cell>
          <table:table-cell office:value-type="float" office:value="10603.827339342297" table:style-name="ce20">
            <text:p>10 604<text:s/></text:p>
          </table:table-cell>
          <table:table-cell office:value-type="float" office:value="52609.994409782856" table:style-name="ce20">
            <text:p>52 610<text:s/></text:p>
          </table:table-cell>
          <table:table-cell office:value-type="float" office:value="88575.780811540157" table:style-name="ce20">
            <text:p>88 576<text:s/></text:p>
          </table:table-cell>
          <table:table-cell office:value-type="float" office:value="1787.0948912870135" table:style-name="ce20">
            <text:p>1 787<text:s/></text:p>
          </table:table-cell>
          <table:table-cell office:value-type="float" office:value="23452.118749834368" table:style-name="ce20">
            <text:p>23 452<text:s/></text:p>
          </table:table-cell>
          <table:table-cell office:value-type="float" office:value="465.31346171705195" table:style-name="ce20">
            <text:p>465<text:s/></text:p>
          </table:table-cell>
          <table:table-cell office:value-type="float" office:value="6675.3494542982071" table:style-name="ce20">
            <text:p>6 675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67925.531296878369" table:style-name="ce20">
            <text:p>67 926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219874.13496695959" table:style-name="ce20">
            <text:p>219 874<text:s/></text:p>
          </table:table-cell>
          <table:table-cell office:value-type="float" office:value="14894.743609689509" table:style-name="ce20">
            <text:p>14 895<text:s/></text:p>
          </table:table-cell>
          <table:table-cell office:value-type="float" office:value="371052.82570333459" table:style-name="ce20">
            <text:p>371 053<text:s/></text:p>
          </table:table-cell>
          <table:table-cell office:value-type="float" office:value="144497.84565706245" table:style-name="ce20">
            <text:p>144 498<text:s/></text:p>
          </table:table-cell>
          <table:table-cell office:value-type="float" office:value="193189.75018093566" table:style-name="ce20">
            <text:p>193 190<text:s/></text:p>
          </table:table-cell>
          <table:table-cell office:value-type="float" office:value="10603.827339342297" table:style-name="ce20">
            <text:p>10 604<text:s/></text:p>
          </table:table-cell>
          <table:table-cell office:value-type="float" office:value="1022038.6587542023" table:style-name="ce21">
            <text:p>1 022 039<text:s/></text:p>
          </table:table-cell>
          <table:table-cell table:number-columns-repeated="3" table:style-name="ce14"/>
          <table:table-cell table:number-columns-repeated="16343" table:style-name="ce23"/>
        </table:table-row>
        <table:table-row table:style-name="ro3">
          <table:table-cell office:value-type="string" table:style-name="ce22">
            <text:p>Produzierender Bereich</text:p>
          </table:table-cell>
          <table:table-cell office:value-type="float" office:value="1232.9014256313415" table:style-name="ce20">
            <text:p>1 233<text:s/></text:p>
          </table:table-cell>
          <table:table-cell office:value-type="float" office:value="1018.4972755709426" table:style-name="ce20">
            <text:p>1 018<text:s/></text:p>
          </table:table-cell>
          <table:table-cell office:value-type="float" office:value="7948.7631957822305" table:style-name="ce20">
            <text:p>7 949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87.494399999999999" table:style-name="ce20">
            <text:p>87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9792.4480837834399" table:style-name="ce20">
            <text:p>9 792<text:s/></text:p>
          </table:table-cell>
          <table:table-cell office:value-type="float" office:value="636.6126575501761" table:style-name="ce20">
            <text:p>637<text:s/></text:p>
          </table:table-cell>
          <table:table-cell office:value-type="float" office:value="2420.1778634708744" table:style-name="ce20">
            <text:p>2 420<text:s/></text:p>
          </table:table-cell>
          <table:table-cell office:value-type="float" office:value="603.00975245242626" table:style-name="ce20">
            <text:p>603<text:s/></text:p>
          </table:table-cell>
          <table:table-cell office:value-type="float" office:value="1858.7263226585737" table:style-name="ce20">
            <text:p>1 859<text:s/></text:p>
          </table:table-cell>
          <table:table-cell office:value-type="float" office:value="1907.2127710734749" table:style-name="ce20">
            <text:p>1 907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89367.485057455808" table:style-name="ce20">
            <text:p>89 367<text:s/></text:p>
          </table:table-cell>
          <table:table-cell office:value-type="float" office:value="950.86324149525421" table:style-name="ce20">
            <text:p>951<text:s/></text:p>
          </table:table-cell>
          <table:table-cell office:value-type="float" office:value="3435.4207991679868" table:style-name="ce20">
            <text:p>3 435<text:s/></text:p>
          </table:table-cell>
          <table:table-cell office:value-type="float" office:value="10603.827339342295" table:style-name="ce20">
            <text:p>10 604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59774.171727925437" table:style-name="ce20">
            <text:p>59 774<text:s/></text:p>
          </table:table-cell>
          <table:table-cell office:value-type="float" office:value="1503.7052430344111" table:style-name="ce20">
            <text:p>1 504<text:s/></text:p>
          </table:table-cell>
          <table:table-cell office:value-type="float" office:value="403.89841201943153" table:style-name="ce20">
            <text:p>404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13.439102726293877" table:style-name="ce20">
            <text:p>13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10618.502019567726" table:style-name="ce20">
            <text:p>10 619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85124.185830892588" table:style-name="ce20">
            <text:p>85 124<text:s/></text:p>
          </table:table-cell>
          <table:table-cell office:value-type="float" office:value="14586.445937647755" table:style-name="ce20">
            <text:p>14 586<text:s/></text:p>
          </table:table-cell>
          <table:table-cell office:value-type="float" office:value="16669.069193438787" table:style-name="ce20">
            <text:p>16 669<text:s/></text:p>
          </table:table-cell>
          <table:table-cell office:value-type="float" office:value="89367.485057455808" table:style-name="ce20">
            <text:p>89 367<text:s/></text:p>
          </table:table-cell>
          <table:table-cell office:value-type="float" office:value="62331.827143255752" table:style-name="ce20">
            <text:p>62 332<text:s/></text:p>
          </table:table-cell>
          <table:table-cell office:value-type="float" office:value="10603.827339342295" table:style-name="ce20">
            <text:p>10 604<text:s/></text:p>
          </table:table-cell>
          <table:table-cell office:value-type="float" office:value="289301.34252160066" table:style-name="ce21">
            <text:p>289 301<text:s/></text:p>
          </table:table-cell>
          <table:table-cell table:number-columns-repeated="3" table:style-name="ce14"/>
          <table:table-cell table:number-columns-repeated="16343" table:style-name="ce23"/>
        </table:table-row>
        <table:table-row table:style-name="ro3">
          <table:table-cell office:value-type="string" table:style-name="ce22">
            <text:p>Verkehr</text:p>
          </table:table-cell>
          <table:table-cell office:value-type="float" office:value="2.8839175063668918" table:style-name="ce20">
            <text:p>3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64698.727364671133" table:style-name="ce20">
            <text:p>64 699<text:s/></text:p>
          </table:table-cell>
          <table:table-cell office:value-type="float" office:value="4180.0721346" table:style-name="ce20">
            <text:p>4 180<text:s/></text:p>
          </table:table-cell>
          <table:table-cell office:value-type="float" office:value="36902.728099999993" table:style-name="ce20">
            <text:p>36 903<text:s/></text:p>
          </table:table-cell>
          <table:table-cell office:value-type="float" office:value="209097.8162682828" table:style-name="ce20">
            <text:p>209 098<text:s/></text:p>
          </table:table-cell>
          <table:table-cell office:value-type="float" office:value="14457.16546496881" table:style-name="ce20">
            <text:p>14 457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105.01689340199999" table:style-name="ce20">
            <text:p>105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1156.835003629559" table:style-name="ce20">
            <text:p>1 157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1890.8822070689482" table:style-name="ce20">
            <text:p>1 891<text:s/></text:p>
          </table:table-cell>
          <table:table-cell office:value-type="float" office:value="24.730469728216683" table:style-name="ce20">
            <text:p>25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12805.371682500769" table:style-name="ce20">
            <text:p>12 805<text:s/></text:p>
          </table:table-cell>
          <table:table-cell office:value-type="float" office:value="2.8839175063668918" table:style-name="ce20">
            <text:p>3<text:s/></text:p>
          </table:table-cell>
          <table:table-cell office:value-type="float" office:value="310804.28862635593" table:style-name="ce20">
            <text:p>310 804<text:s/></text:p>
          </table:table-cell>
          <table:table-cell office:value-type="float" office:value="1156.835003629559" table:style-name="ce20">
            <text:p>1 157<text:s/></text:p>
          </table:table-cell>
          <table:table-cell office:value-type="float" office:value="20552.850276365974" table:style-name="ce20">
            <text:p>20 553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345322.22950635862" table:style-name="ce21">
            <text:p>345 322<text:s/></text:p>
          </table:table-cell>
          <table:table-cell table:number-columns-repeated="3" table:style-name="ce14"/>
          <table:table-cell table:number-columns-repeated="16343" table:style-name="ce23"/>
        </table:table-row>
        <table:table-row table:style-name="ro3">
          <table:table-cell office:value-type="string" table:style-name="ce22">
            <text:p>Sonstige</text:p>
          </table:table-cell>
          <table:table-cell office:value-type="float" office:value="70.101368277067323" table:style-name="ce20">
            <text:p>70<text:s/></text:p>
          </table:table-cell>
          <table:table-cell office:value-type="float" office:value="88.229730303553197" table:style-name="ce20">
            <text:p>88<text:s/></text:p>
          </table:table-cell>
          <table:table-cell office:value-type="float" office:value="147.08265595476081" table:style-name="ce20">
            <text:p>147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200.38819210388067" table:style-name="ce20">
            <text:p>200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9991.2420306390031" table:style-name="ce20">
            <text:p>9 991<text:s/></text:p>
          </table:table-cell>
          <table:table-cell office:value-type="float" office:value="350.24814535701603" table:style-name="ce20">
            <text:p>350<text:s/></text:p>
          </table:table-cell>
          <table:table-cell office:value-type="float" office:value="31939.013077319596" table:style-name="ce20">
            <text:p>31 939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1448.8245834773777" table:style-name="ce20">
            <text:p>1 449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53973.525595977189" table:style-name="ce20">
            <text:p>53 974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52609.994409782856" table:style-name="ce20">
            <text:p>52 610<text:s/></text:p>
          </table:table-cell>
          <table:table-cell office:value-type="float" office:value="26910.726935290921" table:style-name="ce20">
            <text:p>26 911<text:s/></text:p>
          </table:table-cell>
          <table:table-cell office:value-type="float" office:value="258.65917852438452" table:style-name="ce20">
            <text:p>259<text:s/></text:p>
          </table:table-cell>
          <table:table-cell office:value-type="float" office:value="23048.220337814932" table:style-name="ce20">
            <text:p>23 048<text:s/></text:p>
          </table:table-cell>
          <table:table-cell office:value-type="float" office:value="465.31346171705218" table:style-name="ce20">
            <text:p>465<text:s/></text:p>
          </table:table-cell>
          <table:table-cell office:value-type="float" office:value="6661.9103515719135" table:style-name="ce20">
            <text:p>6 662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57307.029277310641" table:style-name="ce20">
            <text:p>57 307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121944.57745356631" table:style-name="ce20">
            <text:p>121 945<text:s/></text:p>
          </table:table-cell>
          <table:table-cell office:value-type="float" office:value="305.41375453538137" table:style-name="ce20">
            <text:p>305<text:s/></text:p>
          </table:table-cell>
          <table:table-cell office:value-type="float" office:value="43579.467883539852" table:style-name="ce20">
            <text:p>43 579<text:s/></text:p>
          </table:table-cell>
          <table:table-cell office:value-type="float" office:value="53973.525595977189" table:style-name="ce20">
            <text:p>53 974<text:s/></text:p>
          </table:table-cell>
          <table:table-cell office:value-type="float" office:value="110305.07282005907" table:style-name="ce20">
            <text:p>110 305<text:s/></text:p>
          </table:table-cell>
          <table:table-cell office:value-type="float" office:value="0" table:style-name="ce19">
            <text:p><text:s/>-<text:s/></text:p>
          </table:table-cell>
          <table:table-cell office:value-type="float" office:value="387415.08678498847" table:style-name="ce21">
            <text:p>387 415<text:s/></text:p>
          </table:table-cell>
          <table:table-cell table:number-columns-repeated="3" table:style-name="ce14"/>
          <table:table-cell table:number-columns-repeated="16343" table:style-name="ce23"/>
        </table:table-row>
        <table:table-row table:style-name="ro3">
          <table:table-cell office:value-type="string" table:style-name="ce16">
            <text:p>Öffentliche und Private Dienstleistungen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0.498859006319373" table:style-name="ce18">
            <text:p>10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205.6939173837404" table:style-name="ce18">
            <text:p>1 206<text:s/></text:p>
          </table:table-cell>
          <table:table-cell office:value-type="float" office:value="53.840982578365043" table:style-name="ce18">
            <text:p>54<text:s/></text:p>
          </table:table-cell>
          <table:table-cell office:value-type="float" office:value="5124.6548892207084" table:style-name="ce18">
            <text:p>5 125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81.17231735943909" table:style-name="ce18">
            <text:p>281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2263.350130934528" table:style-name="ce18">
            <text:p>12 263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87.88185953625029" table:style-name="ce18">
            <text:p>188<text:s/></text:p>
          </table:table-cell>
          <table:table-cell office:value-type="float" office:value="2940.8019637103457" table:style-name="ce18">
            <text:p>2 941<text:s/></text:p>
          </table:table-cell>
          <table:table-cell office:value-type="float" office:value="14.586145490261341" table:style-name="ce18">
            <text:p>15<text:s/></text:p>
          </table:table-cell>
          <table:table-cell office:value-type="float" office:value="9965.5952997640288" table:style-name="ce18">
            <text:p>9 966<text:s/></text:p>
          </table:table-cell>
          <table:table-cell office:value-type="float" office:value="323.89513909367639" table:style-name="ce18">
            <text:p>324<text:s/></text:p>
          </table:table-cell>
          <table:table-cell office:value-type="float" office:value="1979.2946977345605" table:style-name="ce18">
            <text:p>1 979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5368.875512360617" table:style-name="ce18">
            <text:p>25 369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41823.676353795345" table:style-name="ce18">
            <text:p>41 824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6622.0199829702078" table:style-name="ce18">
            <text:p>6 622<text:s/></text:p>
          </table:table-cell>
          <table:table-cell office:value-type="float" office:value="12263.350130934528" table:style-name="ce18">
            <text:p>12 263<text:s/></text:p>
          </table:table-cell>
          <table:table-cell office:value-type="float" office:value="15465.896087907488" table:style-name="ce18">
            <text:p>15 466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01543.81806796818" table:style-name="ce24">
            <text:p>101 544<text:s/></text:p>
          </table:table-cell>
          <table:table-cell table:number-columns-repeated="3" table:style-name="ce14"/>
          <table:table-cell table:number-columns-repeated="16343" table:style-name="ce15"/>
        </table:table-row>
        <table:table-row table:style-name="ro3">
          <table:table-cell office:value-type="string" table:style-name="ce16">
            <text:p>Private Haushalte</text:p>
          </table:table-cell>
          <table:table-cell office:value-type="float" office:value="69.499023999999991" table:style-name="ce18">
            <text:p>69<text:s/></text:p>
          </table:table-cell>
          <table:table-cell office:value-type="float" office:value="84.717461816048171" table:style-name="ce18">
            <text:p>85<text:s/></text:p>
          </table:table-cell>
          <table:table-cell office:value-type="float" office:value="143.76162502461335" table:style-name="ce18">
            <text:p>144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6783.577356455553" table:style-name="ce18">
            <text:p>26 784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059.269438417004" table:style-name="ce18">
            <text:p>1 059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40964.167382386222" table:style-name="ce18">
            <text:p>40 964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49313.412258064949" table:style-name="ce18">
            <text:p>49 313<text:s/></text:p>
          </table:table-cell>
          <table:table-cell office:value-type="float" office:value="20257.719523700409" table:style-name="ce18">
            <text:p>20 258<text:s/></text:p>
          </table:table-cell>
          <table:table-cell office:value-type="float" office:value="240.14845692511415" table:style-name="ce18">
            <text:p>240<text:s/></text:p>
          </table:table-cell>
          <table:table-cell office:value-type="float" office:value="12898.382865886701" table:style-name="ce18">
            <text:p>12 898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4630.1734460976495" table:style-name="ce18">
            <text:p>4 630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31492.964683643382" table:style-name="ce18">
            <text:p>31 493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75213.834576333073" table:style-name="ce18">
            <text:p>75 214<text:s/></text:p>
          </table:table-cell>
          <table:table-cell office:value-type="float" office:value="297.97811084066154" table:style-name="ce18">
            <text:p>298<text:s/></text:p>
          </table:table-cell>
          <table:table-cell office:value-type="float" office:value="27842.846794872556" table:style-name="ce18">
            <text:p>27 843<text:s/></text:p>
          </table:table-cell>
          <table:table-cell office:value-type="float" office:value="40964.167382386222" table:style-name="ce18">
            <text:p>40 964<text:s/></text:p>
          </table:table-cell>
          <table:table-cell office:value-type="float" office:value="87339.836550674823" table:style-name="ce18">
            <text:p>87 340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63151.62809875072" table:style-name="ce24">
            <text:p>263 152<text:s/></text:p>
          </table:table-cell>
          <table:table-cell table:number-columns-repeated="3" table:style-name="ce14"/>
          <table:table-cell table:number-columns-repeated="16343" table:style-name="ce15"/>
        </table:table-row>
        <table:table-row table:style-name="ro3">
          <table:table-cell office:value-type="string" table:style-name="ce25">
            <text:p>Landwirtschaft</text:p>
          </table:table-cell>
          <table:table-cell office:value-type="float" office:value="0.60234427706732951" table:style-name="ce26">
            <text:p>1<text:s/></text:p>
          </table:table-cell>
          <table:table-cell office:value-type="float" office:value="3.5122684875050245" table:style-name="ce26">
            <text:p>4<text:s/></text:p>
          </table:table-cell>
          <table:table-cell office:value-type="float" office:value="3.3210309301474608" table:style-name="ce26">
            <text:p>3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189.88933309756129" table:style-name="ce26">
            <text:p>190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8785.5481132552632" table:style-name="ce26">
            <text:p>8 786<text:s/></text:p>
          </table:table-cell>
          <table:table-cell office:value-type="float" office:value="296.40716277865096" table:style-name="ce26">
            <text:p>296<text:s/></text:p>
          </table:table-cell>
          <table:table-cell office:value-type="float" office:value="30.780831643331567" table:style-name="ce26">
            <text:p>31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108.38282770093457" table:style-name="ce26">
            <text:p>108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746.008082656439" table:style-name="ce26">
            <text:p>746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3108.7002921816566" table:style-name="ce26">
            <text:p>3 109<text:s/></text:p>
          </table:table-cell>
          <table:table-cell office:value-type="float" office:value="3712.2054478801647" table:style-name="ce26">
            <text:p>3 712<text:s/></text:p>
          </table:table-cell>
          <table:table-cell office:value-type="float" office:value="3.9245761090090179" table:style-name="ce26">
            <text:p>4<text:s/></text:p>
          </table:table-cell>
          <table:table-cell office:value-type="float" office:value="184.24217216420269" table:style-name="ce26">
            <text:p>184<text:s/></text:p>
          </table:table-cell>
          <table:table-cell office:value-type="float" office:value="141.41832262337579" table:style-name="ce26">
            <text:p>141<text:s/></text:p>
          </table:table-cell>
          <table:table-cell office:value-type="float" office:value="52.442207739704223" table:style-name="ce26">
            <text:p>52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445.1890813066405" table:style-name="ce26">
            <text:p>445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4907.0665234378885" table:style-name="ce26">
            <text:p>4 907<text:s/></text:p>
          </table:table-cell>
          <table:table-cell office:value-type="float" office:value="7.4356436947198148" table:style-name="ce26">
            <text:p>7<text:s/></text:p>
          </table:table-cell>
          <table:table-cell office:value-type="float" office:value="9114.6011056970892" table:style-name="ce26">
            <text:p>9 115<text:s/></text:p>
          </table:table-cell>
          <table:table-cell office:value-type="float" office:value="746.008082656439" table:style-name="ce26">
            <text:p>746<text:s/></text:p>
          </table:table-cell>
          <table:table-cell office:value-type="float" office:value="7499.3401814767631" table:style-name="ce26">
            <text:p>7 499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22719.640618269543" table:style-name="ce28">
            <text:p>22 720<text:s/></text:p>
          </table:table-cell>
          <table:table-cell table:number-columns-repeated="3" table:style-name="ce14"/>
          <table:table-cell table:number-columns-repeated="16343" table:style-name="ce15"/>
        </table:table-row>
        <table:table-row table:style-name="ro4">
          <table:table-cell office:value-type="string" table:number-columns-spanned="38" table:number-rows-spanned="1" table:style-name="ce38">
            <text:p>Q: STATISTIK AUSTRIA, Energiestatistik. Erstellt am 24.05.2024.<text:s text:c="2"/></text:p>
            <text:p>1) positiver Wert: Lagerabbau; negativer Wert: Lageraufbau. – 2) inkl. Transportverluste.</text:p>
          </table:table-cell>
          <table:covered-table-cell table:number-columns-repeated="37"/>
          <table:table-cell table:number-columns-repeated="3" table:style-name="ce14"/>
          <table:table-cell table:number-columns-repeated="16343" table:style-name="ce15"/>
        </table:table-row>
        <table:table-row table:style-name="ro5">
          <table:table-cell table:style-name="ce29"/>
          <table:table-cell table:number-columns-repeated="37" table:style-name="ce30"/>
          <table:table-cell table:number-columns-repeated="3" table:style-name="ce31"/>
          <table:table-cell table:number-columns-repeated="16343"/>
        </table:table-row>
        <table:table-row table:style-name="ro5">
          <table:table-cell table:style-name="ce30"/>
          <table:table-cell table:number-columns-repeated="3" table:style-name="ce32"/>
          <table:table-cell table:number-columns-repeated="7" table:style-name="ce30"/>
          <table:table-cell table:number-columns-repeated="27" table:style-name="ce32"/>
          <table:table-cell table:style-name="ce30"/>
          <table:table-cell table:number-columns-repeated="2" table:style-name="ce31"/>
          <table:table-cell table:number-columns-repeated="16343"/>
        </table:table-row>
        <table:table-row table:style-name="ro5">
          <table:table-cell table:style-name="ce30"/>
          <table:table-cell table:number-columns-repeated="3" table:style-name="ce33"/>
          <table:table-cell table:number-columns-repeated="7" table:style-name="ce30"/>
          <table:table-cell table:number-columns-repeated="3" table:style-name="ce33"/>
          <table:table-cell table:number-columns-repeated="2" table:style-name="ce30"/>
          <table:table-cell table:style-name="ce33"/>
          <table:table-cell table:number-columns-repeated="4" table:style-name="ce30"/>
          <table:table-cell table:style-name="ce33"/>
          <table:table-cell table:style-name="ce30"/>
          <table:table-cell table:style-name="ce33"/>
          <table:table-cell table:number-columns-repeated="2" table:style-name="ce30"/>
          <table:table-cell table:number-columns-repeated="2" table:style-name="ce33"/>
          <table:table-cell table:style-name="ce34"/>
          <table:table-cell table:number-columns-repeated="2" table:style-name="ce30"/>
          <table:table-cell table:style-name="ce33"/>
          <table:table-cell table:number-columns-repeated="5" table:style-name="ce30"/>
          <table:table-cell table:style-name="ce33"/>
          <table:table-cell table:style-name="ce30"/>
          <table:table-cell table:number-columns-repeated="2" table:style-name="ce31"/>
          <table:table-cell table:number-columns-repeated="16343"/>
        </table:table-row>
        <table:table-row table:number-rows-repeated="14" table:style-name="ro5">
          <table:table-cell table:style-name="ce30"/>
          <table:table-cell table:number-columns-repeated="37" table:style-name="ce35"/>
          <table:table-cell table:number-columns-repeated="3" table:style-name="ce30"/>
          <table:table-cell table:number-columns-repeated="16343" table:style-name="ce1"/>
        </table:table-row>
        <table:table-row table:style-name="ro5">
          <table:table-cell table:style-name="ce30"/>
          <table:table-cell table:style-name="ce36"/>
          <table:table-cell table:number-columns-repeated="39" table:style-name="ce30"/>
          <table:table-cell table:number-columns-repeated="16343" table:style-name="ce1"/>
        </table:table-row>
        <table:table-row table:number-rows-repeated="1048538" table:style-name="ro5">
          <table:table-cell table:number-columns-repeated="16384"/>
        </table:table-row>
      </table:table>
      <table:named-expressions>
        <table:named-range table:name="_143b285f_STF_Dekoration_1_CN1" table:cell-range-address="Bilanz.$A$13:Bilanz.$XFD$16" table:base-cell-address="Bilanz.$A$1"/>
        <table:named-range table:name="_143b285f_STF_Dekoration_1_CN2" table:cell-range-address="Bilanz.$A$8:Bilanz.$XFD$8" table:base-cell-address="Bilanz.$A$1"/>
        <table:named-range table:name="_143b285f_STF_Dekoration_1_CN3" table:cell-range-address="Bilanz.$AB$2:Bilanz.$AL$16" table:base-cell-address="Bilanz.$A$1"/>
        <table:named-range table:name="_143b285f_STF_Fuss_1_CN1" table:cell-range-address="Bilanz.$A$20:Bilanz.$AL$20" table:base-cell-address="Bilanz.$A$1"/>
        <table:named-range table:name="_143b285f_STF_Koerper_1_CN1" table:cell-range-address="Bilanz.$B$3:Bilanz.$AL$19" table:base-cell-address="Bilanz.$A$1"/>
        <table:named-range table:name="_143b285f_STF_Tabellenkopf_1_CN1" table:cell-range-address="Bilanz.$A$2:Bilanz.$AL$2" table:base-cell-address="Bilanz.$A$1"/>
        <table:named-range table:name="_143b285f_STF_Titel_1_CN1" table:cell-range-address="Bilanz.$A$1:Bilanz.$AL$1" table:base-cell-address="Bilanz.$A$1"/>
        <table:named-range table:name="_143b285f_STF_Vorspalte_1_CN1" table:cell-range-address="Bilanz.$A$3:Bilanz.$A$19" table:base-cell-address="Bilan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percentage-style style:name="N38">
      <number:number number:decimal-places="1" number:min-integer-digits="1"/>
      <number:text>%</number:text>
    </number:percentage-style>
    <number:number-style style:name="N39P0">
      <number:text> </number:text>
      <number:number number:decimal-places="3" number:min-integer-digits="1" number:grouping="true"/>
      <number:text> </number:text>
    </number:number-style>
    <number:number-style style:name="N39P1">
      <number:text>-</number:text>
      <number:number number:decimal-places="3" number:min-integer-digits="1" number:grouping="true"/>
      <number:text> </number:text>
    </number:number-style>
    <number:number-style style:name="N39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">
      <number:number number:decimal-places="3" number:min-integer-digits="1" number:grouping="true"/>
    </number:number-style>
    <style:style style:name="Komma" style:family="table-cell" style:data-style-name="N36"/>
    <style:style style:name="Prozent" style:family="table-cell" style:data-style-name="N13"/>
    <style:style style:name="Prozent_32_2" style:display-name="Prozent 2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3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golln$</meta:initial-creator>
    <dc:creator>FRÜHWIRTH Alexandra</dc:creator>
    <meta:creation-date>2013-01-22T10:26:13Z</meta:creation-date>
    <dc:date>2024-05-23T14:31:31Z</dc:date>
    <meta:print-date>2024-05-23T14:29:42Z</meta:print-date>
    <meta:editing-duration>PT0S</meta:editing-duration>
    <meta:user-defined meta:name="_NewReviewCycle"/>
    <meta:user-defined meta:name="_EmailSubject">Vorläufige_Energiebilanz_2012_Daten_2013-05-21.xlsx</meta:user-defined>
    <meta:user-defined meta:name="_AuthorEmail">Martina.Wiesinger@statistik.gv.at</meta:user-defined>
    <meta:user-defined meta:name="_AuthorEmailDisplayName">WIESINGER Martina</meta:user-defined>
    <meta:user-defined meta:name="_ReviewingToolsShownOnce"/>
  </office:meta>
</office:document-meta>
</file>